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80000000806EF2C80316EAC642.png" manifest:media-type="image/png"/>
  <manifest:file-entry manifest:full-path="Pictures/100002010000008000000080E32B9E587A6AEEF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Mangal1" svg:font-family="Mangal"/>
    <style:font-face style:name="Source Sans Pro" svg:font-family="'Source Sans Pro', Helvetica, sans-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modern" style:font-pitch="variable"/>
    <style:font-face style:name="Times New Roman" svg:font-family="'Times New Roman'" style:font-family-generic="roman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roid Sans" svg:font-family="'Droid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7.0528in" fo:margin-left="0.0208in" fo:margin-right="0.1965in" fo:break-before="page" table:align="margins"/>
    </style:style>
    <style:style style:name="Tabella1.A" style:family="table-column">
      <style:table-column-properties style:column-width="1.8854in" style:rel-column-width="17519*"/>
    </style:style>
    <style:style style:name="Tabella1.B" style:family="table-column">
      <style:table-column-properties style:column-width="0.3125in" style:rel-column-width="2903*"/>
    </style:style>
    <style:style style:name="Tabella1.C" style:family="table-column">
      <style:table-column-properties style:column-width="2.3646in" style:rel-column-width="21971*"/>
    </style:style>
    <style:style style:name="Tabella1.D" style:family="table-column">
      <style:table-column-properties style:column-width="0.3229in" style:rel-column-width="3000*"/>
    </style:style>
    <style:style style:name="Tabella1.E" style:family="table-column">
      <style:table-column-properties style:column-width="0.8646in" style:rel-column-width="8033*"/>
    </style:style>
    <style:style style:name="Tabella1.F" style:family="table-column">
      <style:table-column-properties style:column-width="1.3035in" style:rel-column-width="12109*"/>
    </style:style>
    <style:style style:name="Tabella1.A1" style:family="table-cell">
      <style:table-cell-properties fo:padding="0in" fo:border="none"/>
    </style:style>
    <style:style style:name="Tabella1.18" style:family="table-row">
      <style:table-row-properties style:min-row-height="2.5035in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text-properties officeooo:rsid="000c2686" officeooo:paragraph-rsid="000c2686"/>
    </style:style>
    <style:style style:name="P3" style:family="paragraph" style:parent-style-name="Table_20_Contents">
      <style:text-properties officeooo:rsid="000c2686" officeooo:paragraph-rsid="001dd033"/>
    </style:style>
    <style:style style:name="P4" style:family="paragraph" style:parent-style-name="Table_20_Contents">
      <style:text-properties officeooo:paragraph-rsid="001dd033"/>
    </style:style>
    <style:style style:name="P5" style:family="paragraph" style:parent-style-name="Table_20_Contents">
      <style:text-properties officeooo:rsid="000e3e7e" officeooo:paragraph-rsid="000e3e7e"/>
    </style:style>
    <style:style style:name="P6" style:family="paragraph" style:parent-style-name="Table_20_Contents">
      <style:text-properties officeooo:rsid="001920ce" officeooo:paragraph-rsid="001920ce"/>
    </style:style>
    <style:style style:name="P7" style:family="paragraph" style:parent-style-name="Table_20_Contents">
      <style:text-properties fo:font-weight="bold" style:font-weight-asian="bold" style:font-weight-complex="bold"/>
    </style:style>
    <style:style style:name="P8" style:family="paragraph" style:parent-style-name="Table_20_Contents">
      <style:text-properties fo:language="it" fo:country="IT" fo:font-weight="bold" officeooo:rsid="002765d1" officeooo:paragraph-rsid="002765d1" style:font-weight-asian="bold" style:font-weight-complex="bold"/>
    </style:style>
    <style:style style:name="P9" style:family="paragraph" style:parent-style-name="Table_20_Contents">
      <style:text-properties fo:language="it" fo:country="IT" fo:font-weight="bold" officeooo:rsid="0027d509" officeooo:paragraph-rsid="0027d509" style:font-weight-asian="bold" style:font-weight-complex="bold"/>
    </style:style>
    <style:style style:name="P10" style:family="paragraph" style:parent-style-name="Table_20_Contents">
      <style:text-properties fo:language="it" fo:country="IT" officeooo:rsid="003143e5" officeooo:paragraph-rsid="003143e5"/>
    </style:style>
    <style:style style:name="P11" style:family="paragraph" style:parent-style-name="Table_20_Contents">
      <style:text-properties fo:language="it" fo:country="IT" officeooo:rsid="0032597f" officeooo:paragraph-rsid="0032597f"/>
    </style:style>
    <style:style style:name="P12" style:family="paragraph" style:parent-style-name="Table_20_Contents">
      <style:text-properties officeooo:rsid="00092679" officeooo:paragraph-rsid="00092679"/>
    </style:style>
    <style:style style:name="P13" style:family="paragraph" style:parent-style-name="Table_20_Contents">
      <style:text-properties officeooo:rsid="000adb66" officeooo:paragraph-rsid="0032597f"/>
    </style:style>
    <style:style style:name="P14" style:family="paragraph" style:parent-style-name="Table_20_Contents">
      <style:text-properties officeooo:rsid="001d9409" officeooo:paragraph-rsid="001d9409"/>
    </style:style>
    <style:style style:name="P15" style:family="paragraph" style:parent-style-name="Table_20_Contents">
      <style:paragraph-properties fo:margin-left="0in" fo:margin-right="0.05in" fo:text-indent="0in" style:auto-text-indent="false"/>
    </style:style>
    <style:style style:name="P16" style:family="paragraph" style:parent-style-name="Heading">
      <style:paragraph-properties fo:margin-top="0in" fo:margin-bottom="0.0799in" style:contextual-spacing="false" fo:line-height="100%" fo:text-align="start" style:justify-single-word="false" fo:padding="0in" fo:border="none" style:shadow="none" fo:keep-with-next="always" style:join-border="true"/>
      <style:text-properties style:font-name="DejaVu Sans1" fo:font-weight="bold" officeooo:rsid="00092679" officeooo:paragraph-rsid="00092679" style:font-name-asian="Microsoft YaHei" style:font-name-complex="Mangal"/>
    </style:style>
    <style:style style:name="P17" style:family="paragraph" style:parent-style-name="Text_20_body">
      <style:text-properties fo:font-weight="bold" officeooo:rsid="000adb66" officeooo:paragraph-rsid="000e3e7e" style:font-weight-asian="bold" style:font-weight-complex="bold"/>
    </style:style>
    <style:style style:name="P18" style:family="paragraph" style:parent-style-name="Text_20_body">
      <style:text-properties fo:font-variant="normal" fo:text-transform="none" fo:color="#636363" loext:opacity="100%" style:font-name="Source Sans Pro" fo:font-size="12pt" fo:letter-spacing="normal" fo:font-style="normal" fo:font-weight="normal" officeooo:rsid="000adb66" officeooo:paragraph-rsid="000e3e7e" style:font-weight-asian="bold" style:font-weight-complex="bold"/>
    </style:style>
    <style:style style:name="P19" style:family="paragraph" style:parent-style-name="Text_20_body">
      <style:text-properties fo:font-variant="normal" fo:text-transform="none" fo:color="#636363" loext:opacity="100%" style:font-name="Source Sans Pro" fo:font-size="12pt" fo:letter-spacing="normal" fo:font-style="normal" fo:font-weight="normal" officeooo:rsid="001b197d" officeooo:paragraph-rsid="001b197d" style:font-weight-asian="bold" style:font-weight-complex="bold"/>
    </style:style>
    <style:style style:name="P20" style:family="paragraph" style:parent-style-name="Text_20_body">
      <style:text-properties fo:font-variant="normal" fo:text-transform="none" fo:color="#636363" loext:opacity="100%" style:font-name="Source Sans Pro" fo:font-size="12pt" fo:letter-spacing="normal" fo:font-style="normal" fo:font-weight="normal" officeooo:rsid="001bec46" officeooo:paragraph-rsid="001bec46" style:font-weight-asian="bold" style:font-weight-complex="bold"/>
    </style:style>
    <style:style style:name="P21" style:family="paragraph" style:parent-style-name="Text_20_body">
      <style:text-properties fo:font-variant="normal" fo:text-transform="none" fo:color="#636363" loext:opacity="100%" style:font-name="Source Sans Pro" fo:font-size="12pt" fo:letter-spacing="normal" fo:font-style="normal" fo:font-weight="normal" officeooo:rsid="00273d25" officeooo:paragraph-rsid="00273d25" style:font-weight-asian="bold" style:font-weight-complex="bold"/>
    </style:style>
    <style:style style:name="P22" style:family="paragraph" style:parent-style-name="Text_20_body">
      <style:text-properties fo:language="de" fo:country="DE" officeooo:rsid="002ad385" officeooo:paragraph-rsid="002ad385"/>
    </style:style>
    <style:style style:name="P23" style:family="paragraph" style:parent-style-name="Standard">
      <style:text-properties officeooo:paragraph-rsid="00301581"/>
    </style:style>
    <style:style style:name="P24" style:family="paragraph" style:parent-style-name="Heading_20_2">
      <style:text-properties officeooo:paragraph-rsid="003a7666"/>
    </style:style>
    <style:style style:name="P25" style:family="paragraph" style:parent-style-name="Heading_20_3">
      <style:text-properties officeooo:rsid="00092679" officeooo:paragraph-rsid="00092679"/>
    </style:style>
    <style:style style:name="P26" style:family="paragraph" style:parent-style-name="Heading_20_3">
      <style:text-properties fo:language="it" fo:country="IT" officeooo:rsid="003143e5" officeooo:paragraph-rsid="003143e5"/>
    </style:style>
    <style:style style:name="P27" style:family="paragraph" style:parent-style-name="Heading_20_3">
      <style:text-properties officeooo:paragraph-rsid="000e3e7e"/>
    </style:style>
    <style:style style:name="P28" style:family="paragraph" style:parent-style-name="Heading_20_3">
      <style:text-properties officeooo:rsid="000e3e7e" officeooo:paragraph-rsid="000e3e7e"/>
    </style:style>
    <style:style style:name="P29" style:family="paragraph" style:parent-style-name="Heading_20_3">
      <style:text-properties officeooo:rsid="000e3e7e" officeooo:paragraph-rsid="001b197d"/>
    </style:style>
    <style:style style:name="P30" style:family="paragraph" style:parent-style-name="Heading_20_3">
      <style:text-properties officeooo:rsid="000e3e7e" officeooo:paragraph-rsid="001bec46"/>
    </style:style>
    <style:style style:name="P31" style:family="paragraph" style:parent-style-name="Heading_20_3">
      <style:text-properties officeooo:rsid="000e3e7e" officeooo:paragraph-rsid="00273d25"/>
    </style:style>
    <style:style style:name="P32" style:family="paragraph" style:parent-style-name="Heading_20_3">
      <style:text-properties officeooo:rsid="001bec46" officeooo:paragraph-rsid="001bec46"/>
    </style:style>
    <style:style style:name="P33" style:family="paragraph" style:parent-style-name="Heading_20_3">
      <style:text-properties fo:font-weight="bold" officeooo:rsid="00273d25" officeooo:paragraph-rsid="00273d25" style:font-weight-asian="bold" style:font-weight-complex="bold"/>
    </style:style>
    <style:style style:name="P34" style:family="paragraph" style:parent-style-name="Heading_20_3">
      <style:text-properties officeooo:rsid="00273d25" officeooo:paragraph-rsid="002765d1"/>
    </style:style>
    <style:style style:name="P35" style:family="paragraph" style:parent-style-name="Heading_20_3">
      <style:text-properties officeooo:rsid="00273d25" officeooo:paragraph-rsid="002ef93e"/>
    </style:style>
    <style:style style:name="P36" style:family="paragraph" style:parent-style-name="Heading_20_3">
      <style:text-properties fo:font-variant="normal" fo:text-transform="none" fo:color="#636363" loext:opacity="100%" style:font-name="Source Sans Pro" fo:font-size="12pt" fo:letter-spacing="normal" fo:language="it" fo:country="IT" fo:font-style="normal" fo:font-weight="normal" officeooo:rsid="002765d1" officeooo:paragraph-rsid="002ef93e" style:font-weight-asian="normal" style:font-weight-complex="normal"/>
    </style:style>
    <style:style style:name="P37" style:family="paragraph" style:parent-style-name="Heading_20_3">
      <style:text-properties fo:font-variant="normal" fo:text-transform="none" fo:color="#636363" loext:opacity="100%" style:font-name="Source Sans Pro" fo:font-size="12pt" fo:letter-spacing="normal" fo:font-style="normal" fo:font-weight="normal" officeooo:rsid="0010e0c1" officeooo:paragraph-rsid="002ef93e" style:font-weight-asian="bold" style:font-weight-complex="bold"/>
    </style:style>
    <style:style style:name="P38" style:family="paragraph" style:parent-style-name="Heading_20_3">
      <style:text-properties fo:language="de" fo:country="DE" officeooo:rsid="002ad385" officeooo:paragraph-rsid="002ad385"/>
    </style:style>
    <style:style style:name="P39" style:family="paragraph" style:parent-style-name="Heading_20_4">
      <style:text-properties officeooo:rsid="00273d25" officeooo:paragraph-rsid="00273d25"/>
    </style:style>
    <style:style style:name="P40" style:family="paragraph" style:parent-style-name="Heading_20_4">
      <style:text-properties fo:language="it" fo:country="IT" officeooo:rsid="002765d1" officeooo:paragraph-rsid="002765d1"/>
    </style:style>
    <style:style style:name="P41" style:family="paragraph" style:parent-style-name="Heading_20_4">
      <style:text-properties fo:language="it" fo:country="IT" officeooo:rsid="0029f9d8" officeooo:paragraph-rsid="0029f9d8"/>
    </style:style>
    <style:style style:name="P42" style:family="paragraph" style:parent-style-name="Heading_20_4">
      <style:text-properties officeooo:paragraph-rsid="0029f9d8"/>
    </style:style>
    <style:style style:name="P43" style:family="paragraph" style:parent-style-name="Heading_20_4">
      <style:text-properties fo:language="de" fo:country="DE" officeooo:rsid="002ad385" officeooo:paragraph-rsid="002ad385"/>
    </style:style>
    <style:style style:name="P44" style:family="paragraph" style:parent-style-name="Heading_20_4">
      <style:text-properties officeooo:paragraph-rsid="002ad385"/>
    </style:style>
    <style:style style:name="P45" style:family="paragraph" style:parent-style-name="Table_20_Contents">
      <style:text-properties officeooo:paragraph-rsid="003a7666"/>
    </style:style>
    <style:style style:name="P46" style:family="paragraph" style:parent-style-name="Text_20_body">
      <style:text-properties fo:font-weight="bold" officeooo:rsid="000adb66" officeooo:paragraph-rsid="000e3e7e" style:font-weight-asian="bold" style:font-weight-complex="bold"/>
    </style:style>
    <style:style style:name="T1" style:family="text">
      <style:text-properties fo:language="it" fo:country="IT" officeooo:rsid="00300918"/>
    </style:style>
    <style:style style:name="T2" style:family="text">
      <style:text-properties fo:language="it" fo:country="IT" fo:font-weight="normal" officeooo:rsid="002765d1" style:font-weight-asian="normal" style:font-weight-complex="normal"/>
    </style:style>
    <style:style style:name="T3" style:family="text">
      <style:text-properties fo:language="it" fo:country="IT" fo:font-weight="normal" officeooo:rsid="000e3e7e" style:font-weight-asian="normal" style:font-weight-complex="normal"/>
    </style:style>
    <style:style style:name="T4" style:family="text">
      <style:text-properties fo:language="it" fo:country="IT" fo:font-weight="normal" officeooo:rsid="0029f9d8" style:font-weight-asian="normal" style:font-weight-complex="normal"/>
    </style:style>
    <style:style style:name="T5" style:family="text">
      <style:text-properties fo:language="it" fo:country="IT" fo:font-weight="bold" officeooo:rsid="002765d1" style:font-weight-asian="bold" style:font-weight-complex="bold"/>
    </style:style>
    <style:style style:name="T6" style:family="text">
      <style:text-properties fo:language="it" fo:country="IT" officeooo:rsid="0029f9d8"/>
    </style:style>
    <style:style style:name="T7" style:family="text">
      <style:text-properties fo:language="it" fo:country="IT" officeooo:rsid="002c7906"/>
    </style:style>
    <style:style style:name="T8" style:family="text">
      <style:text-properties fo:language="it" fo:country="IT" officeooo:rsid="002ef93e"/>
    </style:style>
    <style:style style:name="T9" style:family="text">
      <style:text-properties officeooo:rsid="00092679"/>
    </style:style>
    <style:style style:name="T10" style:family="text">
      <style:text-properties fo:font-variant="normal" fo:text-transform="none" fo:color="#636363" loext:opacity="100%" style:font-name="Source Sans Pro" fo:font-size="12pt" fo:letter-spacing="normal" fo:font-style="normal" fo:font-weight="normal" officeooo:rsid="000adb66" style:font-weight-asian="bold" style:font-weight-complex="bold"/>
    </style:style>
    <style:style style:name="T11" style:family="text">
      <style:text-properties fo:font-variant="normal" fo:text-transform="none" fo:color="#636363" loext:opacity="100%" style:font-name="Source Sans Pro" fo:font-size="12pt" fo:letter-spacing="normal" fo:font-style="normal" fo:font-weight="normal" officeooo:rsid="000c2686" style:font-weight-asian="bold" style:font-weight-complex="bold"/>
    </style:style>
    <style:style style:name="T12" style:family="text">
      <style:text-properties fo:font-variant="normal" fo:text-transform="none" fo:color="#636363" loext:opacity="100%" style:font-name="Source Sans Pro" fo:font-size="12pt" fo:letter-spacing="normal" fo:font-style="normal" fo:font-weight="normal" officeooo:rsid="000e3e7e" style:font-weight-asian="bold" style:font-weight-complex="bold"/>
    </style:style>
    <style:style style:name="T13" style:family="text">
      <style:text-properties fo:font-variant="normal" fo:text-transform="none" fo:color="#636363" loext:opacity="100%" style:font-name="Source Sans Pro" fo:font-size="12pt" fo:letter-spacing="normal" fo:font-style="normal" fo:font-weight="normal" officeooo:rsid="000f7632" style:font-weight-asian="bold" style:font-weight-complex="bold"/>
    </style:style>
    <style:style style:name="T14" style:family="text">
      <style:text-properties fo:font-variant="normal" fo:text-transform="none" fo:color="#636363" loext:opacity="100%" style:font-name="Source Sans Pro" fo:font-size="12pt" fo:letter-spacing="normal" fo:font-style="normal" fo:font-weight="normal" officeooo:rsid="0010e0c1" style:font-weight-asian="bold" style:font-weight-complex="bold"/>
    </style:style>
    <style:style style:name="T15" style:family="text">
      <style:text-properties fo:font-variant="normal" fo:text-transform="none" fo:color="#636363" loext:opacity="100%" style:font-name="Source Sans Pro" fo:font-size="12pt" fo:letter-spacing="normal" fo:font-style="normal" fo:font-weight="normal" officeooo:rsid="001b197d" style:font-weight-asian="bold" style:font-weight-complex="bold"/>
    </style:style>
    <style:style style:name="T16" style:family="text">
      <style:text-properties fo:font-variant="normal" fo:text-transform="none" fo:color="#636363" loext:opacity="100%" style:font-name="Source Sans Pro" fo:font-size="12pt" fo:letter-spacing="normal" fo:font-style="normal" fo:font-weight="normal" officeooo:rsid="001bec46" style:font-weight-asian="bold" style:font-weight-complex="bold"/>
    </style:style>
    <style:style style:name="T17" style:family="text">
      <style:text-properties fo:font-variant="normal" fo:text-transform="none" fo:color="#636363" loext:opacity="100%" style:font-name="Source Sans Pro" fo:font-size="12pt" fo:letter-spacing="normal" fo:font-style="normal" fo:font-weight="normal" officeooo:rsid="00273d25" style:font-weight-asian="bold" style:font-weight-complex="bold"/>
    </style:style>
    <style:style style:name="T18" style:family="text">
      <style:text-properties fo:font-variant="normal" fo:text-transform="none" fo:color="#636363" loext:opacity="100%" style:font-name="Source Sans Pro" fo:font-size="12pt" fo:letter-spacing="normal" fo:font-style="normal" fo:font-weight="normal" officeooo:rsid="003a7666" style:font-name-asian="Microsoft YaHei" style:font-size-asian="14pt" style:font-weight-asian="bold" style:font-name-complex="Mangal" style:font-size-complex="14pt" style:font-weight-complex="bold"/>
    </style:style>
    <style:style style:name="T19" style:family="text">
      <style:text-properties fo:font-variant="normal" fo:text-transform="none" fo:color="#636363" loext:opacity="100%" style:font-name="Source Sans Pro" fo:font-size="12pt" fo:letter-spacing="normal" fo:language="it" fo:country="IT" fo:font-style="normal" fo:font-weight="normal" officeooo:rsid="002765d1" style:font-weight-asian="normal" style:font-weight-complex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0e3e7e" style:font-weight-asian="normal" style:font-weight-complex="normal"/>
    </style:style>
    <style:style style:name="T22" style:family="text">
      <style:text-properties fo:font-weight="normal" officeooo:rsid="001b197d" style:font-weight-asian="normal" style:font-weight-complex="normal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fo:font-size="10pt" officeooo:rsid="000abf7f" style:font-size-asian="10pt" style:font-size-complex="10pt"/>
    </style:style>
    <style:style style:name="T25" style:family="text">
      <style:text-properties fo:font-size="10pt" officeooo:rsid="003a7666" style:font-size-asian="10pt" style:font-size-complex="10pt"/>
    </style:style>
    <style:style style:name="T26" style:family="text">
      <style:text-properties officeooo:rsid="000adb66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0adb66" style:font-weight-asian="bold" style:font-weight-complex="bold"/>
    </style:style>
    <style:style style:name="T29" style:family="text">
      <style:text-properties fo:font-weight="bold" officeooo:rsid="000c2686" style:font-weight-asian="bold" style:font-weight-complex="bold"/>
    </style:style>
    <style:style style:name="T30" style:family="text">
      <style:text-properties fo:font-weight="bold" officeooo:rsid="000e3e7e" style:font-weight-asian="bold" style:font-weight-complex="bold"/>
    </style:style>
    <style:style style:name="T31" style:family="text">
      <style:text-properties fo:font-weight="bold" officeooo:rsid="001b197d" style:font-weight-asian="bold" style:font-weight-complex="bold"/>
    </style:style>
    <style:style style:name="T32" style:family="text">
      <style:text-properties officeooo:rsid="001d9409"/>
    </style:style>
    <style:style style:name="T33" style:family="text">
      <style:text-properties officeooo:rsid="002535aa"/>
    </style:style>
    <style:style style:name="T34" style:family="text">
      <style:text-properties officeooo:rsid="00273d25"/>
    </style:style>
    <style:style style:name="T35" style:family="text">
      <style:text-properties officeooo:rsid="002c0dcb"/>
    </style:style>
    <style:style style:name="T36" style:family="text">
      <style:text-properties officeooo:rsid="003713ef"/>
    </style:style>
    <style:style style:name="T37" style:family="text">
      <style:text-properties officeooo:rsid="003a7666"/>
    </style:style>
    <style:style style:name="T38" style:family="text">
      <style:text-properties fo:color="#666666" loext:opacity="100%" style:font-name="DejaVu Sans Light" fo:font-size="11.1999998092651pt" fo:font-weight="bold" officeooo:rsid="003a7666" style:font-name-asian="Microsoft YaHei" style:font-size-asian="32.2000007629395pt" style:font-weight-asian="bold" style:font-name-complex="Mangal" style:font-size-complex="32.2000007629395pt" style:font-weight-complex="bold"/>
    </style:style>
    <style:style style:name="T39" style:family="text">
      <style:text-properties fo:color="#b3b3b3" loext:opacity="100%" style:font-name="DejaVu Sans1" fo:font-size="10pt" fo:font-weight="bold" officeooo:rsid="003a7666" style:font-name-asian="Microsoft YaHei" style:font-size-asian="14pt" style:font-weight-asian="bold" style:font-name-complex="Mangal" style:font-size-complex="14pt" style:font-weight-complex="bold"/>
    </style:style>
    <style:style style:name="T40" style:family="text">
      <style:text-properties style:font-name="DejaVu Sans" fo:font-size="9pt" officeooo:rsid="003a7666" style:font-size-asian="10.5pt"/>
    </style:style>
    <style:style style:name="T41" style:family="text">
      <style:text-properties fo:language="de" fo:country="DE" officeooo:rsid="002ad385"/>
    </style:style>
    <style:style style:name="T42" style:family="text">
      <style:text-properties fo:language="de" fo:country="DE" officeooo:rsid="003a7666"/>
    </style:style>
    <style:style style:name="T43" style:family="text">
      <style:text-properties fo:language="de" fo:country="DE" officeooo:rsid="002c0dcb"/>
    </style:style>
    <style:style style:name="T44" style:family="text">
      <style:text-properties fo:language="de" fo:country="DE" officeooo:rsid="003b7ce2"/>
    </style:style>
    <style:style style:name="T45" style:family="text">
      <style:text-properties style:font-name="DejaVu Sans1" fo:font-size="9pt" fo:language="de" fo:country="DE" fo:font-style="normal" style:text-underline-style="none" fo:font-weight="bold" officeooo:rsid="003a7666" style:font-name-asian="Microsoft YaHei" style:font-size-asian="23.7999992370605pt" style:font-style-asian="italic" style:font-weight-asian="bold" style:font-name-complex="Mangal" style:font-size-complex="23.7999992370605pt" style:font-style-complex="italic" style:font-weight-complex="bold"/>
    </style:style>
    <style:style style:name="T46" style:family="text">
      <style:text-properties style:font-name="DejaVu Sans1" fo:font-size="9pt" fo:language="de" fo:country="DE" fo:font-style="normal" style:text-underline-style="none" fo:font-weight="bold" officeooo:rsid="002ad385" style:font-name-asian="Microsoft YaHei" style:font-size-asian="23.7999992370605pt" style:font-style-asian="italic" style:font-weight-asian="bold" style:font-name-complex="Mangal" style:font-size-complex="23.7999992370605pt" style:font-style-complex="italic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row table:style-name="TableLine94096437933200">
          <table:table-cell table:style-name="Tabella1.A1" table:number-columns-spanned="5" office:value-type="string">
            <text:p text:style-name="P16">Giovanni Canzio</text:p>
            <text:h text:style-name="Heading_20_1" text:outline-level="1"><text:span text:style-name="T38">Full-Stack Developer</text:span><text:line-break/><text:line-break/><text:span text:style-name="T23">Sociologist of Media and Communication turned into Web Developer.<text:line-break/></text:span><text:span text:style-name="T24">Everlearner, coder, retrocomputing enthusiast, </text:span><text:span text:style-name="T25">aikidoka, </text:span><text:span text:style-name="T24">amateur musician.</text:span></text:h>
          </table:table-cell>
          <table:covered-table-cell/>
          <table:covered-table-cell/>
          <table:covered-table-cell/>
          <table:covered-table-cell/>
          <table:table-cell table:style-name="Tabella1.A1" office:value-type="string">
            <text:p text:style-name="Table_20_Contents"/>
          </table:table-cell>
        </table:table-row>
        <table:table-row table:style-name="TableLine94096463010064">
          <table:table-cell table:style-name="Tabella1.A1" table:number-columns-spanned="6" office:value-type="string">
            <text:h text:style-name="Heading_20_2" text:outline-level="2">+ CONTACT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4096429902384">
          <table:table-cell table:style-name="Tabella1.A1" office:value-type="string">
            <text:h text:style-name="Heading_20_3" text:outline-level="3">Telephone</text:h>
          </table:table-cell>
          <table:table-cell table:style-name="Tabella1.A1" office:value-type="string">
            <text:p text:style-name="Table_20_Contents"><draw:frame draw:style-name="fr1" draw:name="graphics1" text:anchor-type="paragraph" svg:width="0.2173in" svg:height="0.2173in" draw:z-index="1"><draw:image xlink:href="Pictures/100002010000008000000080E32B9E587A6AEEFC.png" xlink:type="simple" xlink:show="embed" xlink:actuate="onLoad" draw:mime-type="image/png"/></draw:frame></text:p>
          </table:table-cell>
          <table:table-cell table:style-name="Tabella1.A1" office:value-type="string">
            <text:p text:style-name="Table_20_Contents">+<text:span text:style-name="T9">49 170 8921877</text:span></text:p>
          </table:table-cell>
          <table:table-cell table:style-name="Tabella1.A1" office:value-type="string">
            <text:p text:style-name="P15"/>
          </table:table-cell>
          <table:table-cell table:style-name="Tabella1.A1" table:number-columns-spanned="2" office:value-type="string">
            <text:p text:style-name="P15"/>
          </table:table-cell>
          <table:covered-table-cell/>
        </table:table-row>
        <table:table-row table:style-name="TableLine94096380579904">
          <table:table-cell table:style-name="Tabella1.A1" office:value-type="string">
            <text:h text:style-name="Heading_20_3" text:outline-level="3">Email</text:h>
          </table:table-cell>
          <table:table-cell table:style-name="Tabella1.A1" office:value-type="string">
            <text:p text:style-name="Table_20_Contents"><draw:frame draw:style-name="fr1" draw:name="graphics3" text:anchor-type="paragraph" svg:width="0.2201in" svg:height="0.2201in" draw:z-index="0"><draw:image xlink:href="Pictures/1000020100000080000000806EF2C80316EAC642.png" xlink:type="simple" xlink:show="embed" xlink:actuate="onLoad" draw:mime-type="image/png"/></draw:frame></text:p>
          </table:table-cell>
          <table:table-cell table:style-name="Tabella1.A1" table:number-columns-spanned="4" office:value-type="string">
            <text:p text:style-name="P12">giovanni.canzio@gmail.com</text:p>
          </table:table-cell>
          <table:covered-table-cell/>
          <table:covered-table-cell/>
          <table:covered-table-cell/>
        </table:table-row>
        <table:table-row table:style-name="TableLine94096459312128">
          <table:table-cell table:style-name="Tabella1.A1" office:value-type="string">
            <text:h text:style-name="Heading_20_3" text:outline-level="3">Nationality</text:h>
          </table:table-cell>
          <table:table-cell table:style-name="Tabella1.A1" table:number-columns-spanned="5" office:value-type="string">
            <text:p text:style-name="P12">Italian</text:p>
          </table:table-cell>
          <table:covered-table-cell/>
          <table:covered-table-cell/>
          <table:covered-table-cell/>
          <table:covered-table-cell/>
        </table:table-row>
        <table:table-row table:style-name="TableLine94096430820448">
          <table:table-cell table:style-name="Tabella1.A1" office:value-type="string">
            <text:h text:style-name="P25" text:outline-level="3">URL</text:h>
          </table:table-cell>
          <table:table-cell table:style-name="Tabella1.A1" table:number-columns-spanned="5" office:value-type="string">
            <text:p text:style-name="P12"><text:a xlink:type="simple" xlink:href="http://www.giovannicanzio.com/" text:style-name="Internet_20_link" text:visited-style-name="Visited_20_Internet_20_Link">http://www.giovannicanzio.com</text:a></text:p>
          </table:table-cell>
          <table:covered-table-cell/>
          <table:covered-table-cell/>
          <table:covered-table-cell/>
          <table:covered-table-cell/>
        </table:table-row>
        <table:table-row table:style-name="TableLine94096430821120">
          <table:table-cell table:style-name="Tabella1.A1" office:value-type="string">
            <text:h text:style-name="P25" text:outline-level="3">Linkedin</text:h>
          </table:table-cell>
          <table:table-cell table:style-name="Tabella1.A1" table:number-columns-spanned="5" office:value-type="string">
            <text:p text:style-name="Table_20_Contents"><text:a xlink:type="simple" xlink:href="https://www.linkedin.com/in/giovannicanzio/" text:style-name="Internet_20_link" text:visited-style-name="Visited_20_Internet_20_Link">linkedin.com/in/giovannicanzio</text:a></text:p>
          </table:table-cell>
          <table:covered-table-cell/>
          <table:covered-table-cell/>
          <table:covered-table-cell/>
          <table:covered-table-cell/>
        </table:table-row>
        <table:table-row table:style-name="TableLine94096430821840">
          <table:table-cell table:style-name="Tabella1.A1" office:value-type="string">
            <text:h text:style-name="P26" text:outline-level="3">Date of birth</text:h>
          </table:table-cell>
          <table:table-cell table:style-name="Tabella1.A1" table:number-columns-spanned="5" office:value-type="string">
            <text:p text:style-name="P10">September 2nd, 1978</text:p>
          </table:table-cell>
          <table:covered-table-cell/>
          <table:covered-table-cell/>
          <table:covered-table-cell/>
          <table:covered-table-cell/>
        </table:table-row>
        <table:table-row table:style-name="TableLine94096430822464">
          <table:table-cell table:style-name="Tabella1.A1" table:number-columns-spanned="6" office:value-type="string">
            <text:h text:style-name="Heading_20_2" text:outline-level="2">+ EXPERIENCE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4096430825536">
          <table:table-cell table:style-name="Tabella1.A1" office:value-type="string">
            <text:h text:style-name="P27" text:outline-level="3"><text:span text:style-name="T27">Senior </text:span><text:span text:style-name="T39">Full-Stack Developer</text:span><text:line-break/><text:span text:style-name="T26">at </text:span><text:span text:style-name="T39">Myra Security GmbH</text:span></text:h>
            <text:h text:style-name="P27" text:outline-level="3"><text:span text:style-name="T21">Munich - DE</text:span><text:span text:style-name="T28"><text:line-break/></text:span><text:span text:style-name="T18">Nov 2020</text:span><text:span text:style-name="T10"> – Now</text:span><text:span text:style-name="T28"> </text:span></text:h>
            <text:p text:style-name="P17"/>
          </table:table-cell>
          <table:table-cell table:style-name="Tabella1.A1" table:number-columns-spanned="5" office:value-type="string">
            <text:p text:style-name="P45"><text:span text:style-name="T40">Senior Full-Stack Developer focused on Frontend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94096430825536">
          <table:table-cell table:style-name="Tabella1.A1" office:value-type="string">
            <text:h text:style-name="P27" text:outline-level="3"><text:span text:style-name="T27">Senior Software Developer Frontend</text:span><text:line-break/><text:span text:style-name="T26">at </text:span><text:span text:style-name="T28">CHECK24 Vergleichsportal</text:span></text:h>
            <text:h text:style-name="P27" text:outline-level="3"><text:span text:style-name="T21">Munich - DE</text:span><text:span text:style-name="T28"><text:line-break/></text:span><text:span text:style-name="T10">Oct 2019 – </text:span><text:span text:style-name="T18">Oct 2020</text:span><text:span text:style-name="T28"> </text:span></text:h>
            <text:p text:style-name="P17"/>
          </table:table-cell>
          <table:table-cell table:style-name="Tabella1.A1" table:number-columns-spanned="5" office:value-type="string">
            <text:p text:style-name="P13">Software Development in React and Java based stack.</text:p>
            <text:p text:style-name="P11">Test Driven Development.</text:p>
            <text:p text:style-name="P13">Project leading in Agile workflow.</text:p>
            <text:p text:style-name="P13">"<text:span text:style-name="T36">Excellence Programm 2020" participant</text:span></text:p>
            <text:p text:style-name="P13">"<text:span text:style-name="T36">Focus Group 2020" participant (research and experimentation group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94096430826304">
          <table:table-cell table:style-name="Tabella1.A1" office:value-type="string">
            <text:h text:style-name="P27" text:outline-level="3"><text:span text:style-name="T27"><text:s/>Software Developer Frontend</text:span><text:line-break/><text:span text:style-name="T26">at </text:span><text:span text:style-name="T28">CHECK24 Vergleichsportal</text:span></text:h>
            <text:h text:style-name="P27" text:outline-level="3"><text:span text:style-name="T21">Munich - DE</text:span><text:span text:style-name="T28"><text:line-break/></text:span><text:span text:style-name="T10">Apr 2018 – Sept 2019</text:span></text:h>
            <text:p text:style-name="P18"/>
          </table:table-cell>
          <table:table-cell table:style-name="Tabella1.A1" table:number-columns-spanned="5" office:value-type="string">
            <text:p text:style-name="P13">Software Development in React and Java based stack.</text:p>
            <text:p text:style-name="P11">Test Driven Development.</text:p>
            <text:p text:style-name="P13">PHP projects development.</text:p>
          </table:table-cell>
          <table:covered-table-cell/>
          <table:covered-table-cell/>
          <table:covered-table-cell/>
          <table:covered-table-cell/>
        </table:table-row>
        <table:table-row table:style-name="TableLine94096430827392">
          <table:table-cell table:style-name="Tabella1.A1" office:value-type="string">
            <text:h text:style-name="P27" text:outline-level="3"><text:span text:style-name="T29">Full Stack Web Developer</text:span><text:line-break/><text:span text:style-name="T26">at </text:span><text:span text:style-name="T28">Bilandia/Open Publishing GmbH</text:span></text:h>
            <text:h text:style-name="P27" text:outline-level="3"><text:span text:style-name="T21">Munich - DE</text:span><text:span text:style-name="T28"><text:line-break/></text:span><text:span text:style-name="T11">Mar 2015 – Mar 2018</text:span></text:h>
          </table:table-cell>
          <table:table-cell table:style-name="Tabella1.A1" table:number-columns-spanned="5" office:value-type="string">
            <text:p text:style-name="P3">Wireframing and prototyping </text:p>
            <text:p text:style-name="P3">UX analysis </text:p>
            <text:p text:style-name="P3">Cross-browser and cross-device testing and debugging </text:p>
            <text:p text:style-name="P4">Digital products for online marketing campaigns </text:p>
            <text:p text:style-name="P4">Facebook chatbot for Blanvalet Verlag <text:span text:style-name="T32">(</text:span>Python bot running on LAMP stack<text:span text:style-name="T32">)</text:span></text:p>
            <text:p text:style-name="P4">Full Stack Drupal projects: <text:line-break/> Mein Kamishibai (<text:a xlink:type="simple" xlink:href="http://www.mein-kamishibai.de/" text:style-name="Internet_20_link" text:visited-style-name="Visited_20_Internet_20_Link">www.mein-kamishibai.de</text:a>) - Don Bosco Medien GmbH<text:line-break/> one.line – <text:span text:style-name="T32">digital magazine for Unicredit Bank AG (not accessible)</text:span></text:p>
            <text:p text:style-name="P4"><text:soft-page-break/></text:p>
          </table:table-cell>
          <table:covered-table-cell/>
          <table:covered-table-cell/>
          <table:covered-table-cell/>
          <table:covered-table-cell/>
        </table:table-row>
        <table:table-row table:style-name="TableLine94096430828208">
          <table:table-cell table:style-name="Tabella1.A1" office:value-type="string">
            <text:h text:style-name="P27" text:outline-level="3"><text:span text:style-name="T29">Usability Designer and Frontend Developer</text:span><text:line-break/><text:span text:style-name="T26">at </text:span><text:span text:style-name="T28">GRIN Verlag GmbH</text:span></text:h>
            <text:h text:style-name="P27" text:outline-level="3"><text:span text:style-name="T21">Munich - DE</text:span><text:span text:style-name="T11"><text:line-break/></text:span><text:span text:style-name="T12">Aug 2012 – Feb 2015</text:span></text:h>
          </table:table-cell>
          <table:table-cell table:style-name="Tabella1.A1" table:number-columns-spanned="5" office:value-type="string">
            <text:p text:style-name="P3">Usability improvement</text:p>
            <text:p text:style-name="P3">UX analysis</text:p>
            <text:p text:style-name="P2">Product development</text:p>
            <text:p text:style-name="P2">Usability testing sessions with real users on internal projects</text:p>
            <text:p text:style-name="P2">Wireframing and prototyping</text:p>
            <text:p text:style-name="P2">Front-End development (HMTL5/CSS3/Javascript)</text:p>
            <text:p text:style-name="P2">Cross-browser and cross-device testing and debugging</text:p>
            <text:p text:style-name="P2">Internal collaboration with bilandia GmbH: Grin Solutions customers' projects maintainance, social-media marketing products development (facebook tabs and games)</text:p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TableLine94096430828944">
          <table:table-cell table:style-name="Tabella1.A1" office:value-type="string">
            <text:h text:style-name="P27" text:outline-level="3"><text:span text:style-name="T30">Frontend developer consultant</text:span><text:line-break/><text:span text:style-name="T26">at </text:span><text:span text:style-name="T28">Promuovitalia S.p.A.</text:span></text:h>
            <text:h text:style-name="P27" text:outline-level="3"><text:span text:style-name="T21">Rome - IT</text:span><text:span text:style-name="T11"><text:line-break/></text:span><text:span text:style-name="T13">Jun 2010 – Jul 2012</text:span></text:h>
          </table:table-cell>
          <table:table-cell table:style-name="Tabella1.A1" table:number-columns-spanned="5" office:value-type="string">
            <text:p text:style-name="P5">PSD slicing and coding for native CMS themes</text:p>
            <text:p text:style-name="P5">Drupal Intranet portals</text:p>
            <text:p text:style-name="P5">Cross-browser and cross-device testing and debugging</text:p>
            <text:p text:style-name="P5">Accessibility validation</text:p>
            <text:p text:style-name="P5">UX design and Front-End development for web application based on</text:p>
            <text:p text:style-name="P5">PHP/MySQL/PostgreSQL.</text:p>
            <text:p text:style-name="P5"/>
          </table:table-cell>
          <table:covered-table-cell/>
          <table:covered-table-cell/>
          <table:covered-table-cell/>
          <table:covered-table-cell/>
        </table:table-row>
        <table:table-row table:style-name="TableLine94096430829648">
          <table:table-cell table:style-name="Tabella1.A1" office:value-type="string">
            <text:h text:style-name="P28" text:outline-level="3"><text:span text:style-name="T27">Web Designer – XHTML Specialist<text:line-break/></text:span><text:span text:style-name="T20">at </text:span><text:span text:style-name="T27">ITJ Consulting</text:span></text:h>
            <text:h text:style-name="P27" text:outline-level="3"><text:span text:style-name="T21">Rome - IT</text:span><text:span text:style-name="T11"><text:line-break/></text:span><text:span text:style-name="T14">Jun 2008 – Sept 2010</text:span></text:h>
          </table:table-cell>
          <table:table-cell table:style-name="Tabella1.A1" table:number-columns-spanned="5" office:value-type="string">
            <text:p text:style-name="P6">PSD slicing and coding for native CMS themes</text:p>
            <text:p text:style-name="P6">Joomla Portals</text:p>
            <text:p text:style-name="P6">Cross-browser and cross-device testing and debugging</text:p>
            <text:p text:style-name="P6">Accessibility validation</text:p>
            <text:p text:style-name="P6"/>
          </table:table-cell>
          <table:covered-table-cell/>
          <table:covered-table-cell/>
          <table:covered-table-cell/>
          <table:covered-table-cell/>
        </table:table-row>
        <table:table-row table:style-name="TableLine94096430830464">
          <table:table-cell table:style-name="Tabella1.A1" office:value-type="string">
            <text:h text:style-name="P29" text:outline-level="3"><text:span text:style-name="T31">XHTML/CSS/Actionscript Developer<text:line-break/></text:span><text:span text:style-name="T22">at </text:span><text:span text:style-name="T31">Università Telematica Guglielmo Marconi</text:span></text:h>
            <text:h text:style-name="P29" text:outline-level="3"><text:span text:style-name="T20">Rome - IT</text:span><text:span text:style-name="T14"><text:line-break/></text:span><text:span text:style-name="T15">Sept 2006 – Jun 2008</text:span></text:h>
            <text:p text:style-name="P19"/>
          </table:table-cell>
          <table:table-cell table:style-name="Tabella1.A1" table:number-columns-spanned="5" office:value-type="string">
            <text:p text:style-name="P6"><text:s/>Actionscript development for online tests and exams with SCORM tracing</text:p>
            <text:p text:style-name="P6">Front-End development for intranet and internet portals</text:p>
            <text:p text:style-name="P6">Usability and accessibility testing and validation</text:p>
          </table:table-cell>
          <table:covered-table-cell/>
          <table:covered-table-cell/>
          <table:covered-table-cell/>
          <table:covered-table-cell/>
        </table:table-row>
        <table:table-row table:style-name="Tabella1.18">
          <table:table-cell table:style-name="Tabella1.A1" office:value-type="string">
            <text:h text:style-name="P32" text:outline-level="3"><text:span text:style-name="T31">F</text:span><text:span text:style-name="T27">reelance Web Designer/Developer</text:span></text:h>
            <text:h text:style-name="P30" text:outline-level="3"><text:span text:style-name="T20">Rome - IT</text:span><text:span text:style-name="T14"><text:line-break/></text:span><text:span text:style-name="T16">Jan 2005</text:span><text:span text:style-name="T15"> – </text:span><text:span text:style-name="T16">Sept 2006</text:span></text:h>
            <text:p text:style-name="P20"/>
          </table:table-cell>
          <table:table-cell table:style-name="Tabella1.A1" table:number-columns-spanned="5" office:value-type="string">
            <text:p text:style-name="P14">Customer/Project based <text:span text:style-name="T33">Fronend development, wireframing and usability testing</text:span>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Line94096430832096">
          <table:table-cell table:style-name="Tabella1.A1" table:number-columns-spanned="6" office:value-type="string">
            <text:h text:style-name="P24" text:outline-level="2">+ EDUCATION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4096430832912">
          <table:table-cell table:style-name="Tabella1.A1" office:value-type="string">
            <text:h text:style-name="P33" text:outline-level="3">Istituto Europeo di Design (IED)</text:h>
            <text:h text:style-name="P31" text:outline-level="3"><text:span text:style-name="T20">Rome - IT</text:span><text:span text:style-name="T14"><text:line-break/></text:span><text:span text:style-name="T17">2005</text:span></text:h>
            <text:p text:style-name="P21"/>
          </table:table-cell>
          <table:table-cell table:style-name="Tabella1.A1" table:number-columns-spanned="5" office:value-type="string">
            <text:h text:style-name="P39" text:outline-level="4">Master – Advanced Study Program: Web Design and Strategy</text:h>
            <text:p text:style-name="P7"><text:span text:style-name="T34">Final Project: </text:span><text:a xlink:type="simple" xlink:href="http://www.sabinamater.it/" text:style-name="Internet_20_link" text:visited-style-name="Visited_20_Internet_20_Link"><text:span text:style-name="T34">www.sabinamater.it</text:span></text:a><text:span text:style-name="T34"> </text:span><text:span text:style-name="T2">(now offline)</text:span><text:span text:style-name="T34"><text:line-break/></text:span><text:span text:style-name="T2">Tourism oriented web portal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94096430833728">
          <table:table-cell table:style-name="Tabella1.A1" office:value-type="string">
            <text:h text:style-name="P34" text:outline-level="3"><text:span text:style-name="T27">I</text:span><text:span text:style-name="T5">university of Rome<text:line-break/>“La Sapienza”</text:span></text:h>
            <text:h text:style-name="P35" text:outline-level="3"><text:span text:style-name="T3">Rome – IT<text:line-break/></text:span><text:span text:style-name="T19">2004</text:span></text:h>
            <text:h text:style-name="P36" text:outline-level="3"/>
            <text:h text:style-name="P36" text:outline-level="3"/>
            <text:h text:style-name="P37" text:outline-level="3"><text:line-break/></text:h>
          </table:table-cell>
          <table:table-cell table:style-name="Tabella1.A1" table:number-columns-spanned="5" office:value-type="string">
            <text:h text:style-name="P40" text:outline-level="4">Sociology Degree</text:h>
            <text:p text:style-name="P8">Specialization: <text:span text:style-name="T20">Communication and Mass Media</text:span></text:p>
            <text:p text:style-name="P9">Final Paper in Criminology about Cyberterrorism (100/110)</text:p>
          </table:table-cell>
          <table:covered-table-cell/>
          <table:covered-table-cell/>
          <table:covered-table-cell/>
          <table:covered-table-cell/>
        </table:table-row>
        <table:table-row table:style-name="TableLine94096430827040">
          <table:table-cell table:style-name="Tabella1.A1" table:number-columns-spanned="6" office:value-type="string">
            <text:h text:style-name="Heading_20_2" text:outline-level="2">+ LANGUAGE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4096430835360">
          <table:table-cell table:style-name="Tabella1.A1" office:value-type="string">
            <text:h text:style-name="Heading_20_3" text:outline-level="3">Mother tongue</text:h>
          </table:table-cell>
          <table:table-cell table:style-name="Tabella1.A1" table:number-columns-spanned="5" office:value-type="string">
            <text:h text:style-name="P41" text:outline-level="4">Italian</text:h>
          </table:table-cell>
          <table:covered-table-cell/>
          <table:covered-table-cell/>
          <table:covered-table-cell/>
          <table:covered-table-cell/>
        </table:table-row>
        <table:table-row table:style-name="TableLine94096430836176">
          <table:table-cell table:style-name="Tabella1.A1" office:value-type="string">
            <text:h text:style-name="Heading_20_3" text:outline-level="3">Foreign languages</text:h>
          </table:table-cell>
          <table:table-cell table:style-name="Tabella1.A1" table:number-columns-spanned="5" office:value-type="string">
            <text:h text:style-name="Heading_20_4" text:outline-level="4"><text:span text:style-name="T6">English</text:span><text:span text:style-name="T4"> – Full professional proficiency</text:span></text:h>
            <text:h text:style-name="P42" text:outline-level="4"><text:span text:style-name="T6">German</text:span><text:span text:style-name="T4"> – Good professional proficiency</text:span></text:h>
          </table:table-cell>
          <table:covered-table-cell/>
          <table:covered-table-cell/>
          <table:covered-table-cell/>
          <table:covered-table-cell/>
        </table:table-row>
        <table:table-row table:style-name="TableLine94096430836880">
          <table:table-cell table:style-name="Tabella1.A1" table:number-columns-spanned="6" office:value-type="string">
            <text:h text:style-name="Heading_20_2" text:outline-level="2">+ <text:span text:style-name="T8">MAIN TECHNICAL TOOLS AND SKILLS</text:span>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4096428059936">
          <table:table-cell table:style-name="Tabella1.A1" office:value-type="string">
            <text:h text:style-name="Heading_20_3" text:outline-level="3">Operating systems</text:h>
          </table:table-cell>
          <table:table-cell table:style-name="Tabella1.A1" table:number-columns-spanned="5" office:value-type="string">
            <text:h text:style-name="Heading_20_4" text:outline-level="4">Linux, <text:span text:style-name="T6">Mac, Windows</text:span></text:h>
          </table:table-cell>
          <table:covered-table-cell/>
          <table:covered-table-cell/>
          <table:covered-table-cell/>
          <table:covered-table-cell/>
        </table:table-row>
        <table:table-row table:style-name="TableLine94096430609312">
          <table:table-cell table:style-name="Tabella1.A1" office:value-type="string">
            <text:h text:style-name="P38" text:outline-level="3">Languages/Libraries</text:h>
          </table:table-cell>
          <table:table-cell table:style-name="Tabella1.A1" table:number-columns-spanned="5" office:value-type="string">
            <text:h text:style-name="P44" text:outline-level="4"><text:span text:style-name="T41">HTML5, CSS3, Javascript, </text:span><text:span text:style-name="T42">Node.js, </text:span><text:span text:style-name="T41">React, </text:span><text:span text:style-name="T42">Vue.js, </text:span><text:span text:style-name="T44">E2E Testing, Cypress.io, </text:span><text:span text:style-name="T45">PHP</text:span><text:span text:style-name="T41">, </text:span><text:span text:style-name="T45">MySQL</text:span><text:span text:style-name="T46">, </text:span><text:span text:style-name="T45">Java, Python</text:span></text:h>
          </table:table-cell>
          <table:covered-table-cell/>
          <table:covered-table-cell/>
          <table:covered-table-cell/>
          <table:covered-table-cell/>
        </table:table-row>
        <table:table-row table:style-name="TableLine94096430592240">
          <table:table-cell table:style-name="Tabella1.A1" office:value-type="string">
            <text:h text:style-name="P38" text:outline-level="3">Main Tools</text:h>
          </table:table-cell>
          <table:table-cell table:style-name="Tabella1.A1" table:number-columns-spanned="5" office:value-type="string">
            <text:h text:style-name="P43" text:outline-level="4">Git, Vim, Bash, Intellij, <text:span text:style-name="T37">PHPStorm</text:span> Visual Studio Code</text:h>
          </table:table-cell>
          <table:covered-table-cell/>
          <table:covered-table-cell/>
          <table:covered-table-cell/>
          <table:covered-table-cell/>
        </table:table-row>
        <table:table-row table:style-name="TableLine94096379224560">
          <table:table-cell table:style-name="Tabella1.A1" office:value-type="string">
            <text:h text:style-name="P38" text:outline-level="3">Workflow</text:h>
          </table:table-cell>
          <table:table-cell table:style-name="Tabella1.A1" table:number-columns-spanned="5" office:value-type="string">
            <text:h text:style-name="P43" text:outline-level="4">Agile: SCRUM/Kanban</text:h>
            <text:p text:style-name="P22"/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P23">Updated <text:span text:style-name="T37">December 1st</text:span>, 202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Mangal1" svg:font-family="Mangal"/>
    <style:font-face style:name="Source Sans Pro" svg:font-family="'Source Sans Pro', Helvetica, sans-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modern" style:font-pitch="variable"/>
    <style:font-face style:name="Times New Roman" svg:font-family="'Times New Roman'" style:font-family-generic="roman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roid Sans" svg:font-family="'Droid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402in" style:contextual-spacing="false" fo:line-height="135%" fo:text-align="justify" style:justify-single-word="false"/>
      <style:text-properties style:font-name="DejaVu Sans" fo:font-family="'DejaVu Sans'" style:font-style-name="Book" style:font-family-generic="swiss" style:font-pitch="variable" fo:font-size="84%" style:font-size-asian="10.5pt"/>
    </style:style>
    <style:style style:name="Heading" style:family="paragraph" style:parent-style-name="Standard" style:next-style-name="Text_20_body" style:auto-update="true" style:class="text" style:master-page-name="">
      <loext:graphic-properties draw:fill="none" draw:fill-color="#cfe7f5"/>
      <style:paragraph-properties fo:margin-top="0in" fo:margin-bottom="0.0799in" style:contextual-spacing="false" fo:line-height="100%" fo:text-align="start" style:justify-single-word="false" style:page-number="auto" fo:background-color="transparent" fo:padding="0in" fo:border="none" style:shadow="none" fo:keep-with-next="always" style:join-border="true"/>
      <style:text-properties style:font-name="DejaVu Sans1" fo:font-family="'DejaVu Sans'" style:font-style-name="Bold" style:font-family-generic="swiss" style:font-pitch="variable" fo:font-size="28pt" fo:font-weight="bold" style:font-name-asian="Microsoft YaHei" style:font-family-asian="'Microsoft YaHei'" style:font-family-generic-asian="system" style:font-pitch-asian="variable" style:font-size-asian="28pt" style:font-name-complex="Mangal" style:font-family-complex="Mangal" style:font-family-generic-complex="system" style:font-pitch-complex="variable" style:font-size-complex="28pt"/>
    </style:style>
    <style:style style:name="Text_20_body" style:display-name="Text body" style:family="paragraph" style:parent-style-name="Standard" style:auto-update="true" style:class="text">
      <style:paragraph-properties fo:margin-top="0in" fo:margin-bottom="0.1374in" style:contextual-spacing="false" fo:line-height="135%" fo:text-align="justify" style:justify-single-word="false" style:shadow="none"/>
      <style:text-properties style:font-name="Droid Sans" fo:font-family="'Droid Sans'" style:font-style-name="Normal" style:font-family-generic="swiss" style:font-pitch="variable" fo:font-size="10.0500001907349pt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loext:graphic-properties draw:fill="none" draw:fill-color="#cfe7f5"/>
      <style:paragraph-properties fo:margin-left="0.0799in" fo:margin-right="0.0799in" fo:margin-top="0in" fo:margin-bottom="0.0799in" style:contextual-spacing="false" fo:text-align="start" style:justify-single-word="false" fo:text-indent="0in" style:auto-text-indent="false" style:page-number="auto" fo:background-color="transparent" fo:padding="0in" fo:border="none" style:shadow="none" style:join-border="false"/>
      <style:text-properties fo:color="#666666" loext:opacity="100%" style:font-name="DejaVu Sans Light" fo:font-family="'DejaVu Sans Light'" style:font-style-name="ExtraLight" style:font-family-generic="swiss" style:font-pitch="variable" fo:font-size="4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loext:graphic-properties draw:fill="none" draw:fill-color="#cfe7f5"/>
      <style:paragraph-properties fo:margin-left="0.05in" fo:margin-right="0.05in" fo:margin-top="0.05in" fo:margin-bottom="0.05in" style:contextual-spacing="false" fo:text-align="justify" style:justify-single-word="false" fo:text-indent="0in" style:auto-text-indent="false" style:page-number="auto" fo:background-color="transparent" fo:padding="0.05in" fo:border-left="none" fo:border-right="none" fo:border-top="none" fo:border-bottom="0.06pt solid #000000" style:shadow="none" style:join-border="false">
        <style:tab-stops/>
      </style:paragraph-properties>
      <style:text-properties fo:color="#4c4c4c" loext:opacity="100%" fo:font-size="10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loext:graphic-properties draw:fill="none" draw:fill-color="#cfe7f5"/>
      <style:paragraph-properties fo:margin-left="0.05in" fo:margin-right="0.05in" fo:margin-top="0.05in" fo:margin-bottom="0.05in" style:contextual-spacing="false" fo:text-align="end" style:justify-single-word="false" fo:text-indent="0in" style:auto-text-indent="false" fo:background-color="transparent" fo:padding="0in" fo:border="none" style:shadow="none" style:join-border="false">
        <style:tab-stops/>
      </style:paragraph-properties>
      <style:text-properties fo:color="#b3b3b3" loext:opacity="100%" fo:font-size="10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auto-update="true" style:default-outline-level="4" style:class="text">
      <loext:graphic-properties draw:fill="none" draw:fill-color="#cfe7f5"/>
      <style:paragraph-properties fo:margin-left="0.05in" fo:margin-right="0.05in" fo:margin-top="0.05in" fo:margin-bottom="0.05in" style:contextual-spacing="false" fo:text-align="justify" style:justify-single-word="false" fo:text-indent="0in" style:auto-text-indent="false" fo:background-color="transparent" fo:padding="0in" fo:border="none" style:shadow="none" style:join-border="false">
        <style:tab-stops/>
      </style:paragraph-properties>
      <style:text-properties fo:font-size="9pt" fo:font-style="normal" style:text-underline-style="none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auto-update="true" style:default-outline-level="5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auto-update="true" style:default-outline-level="6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auto-update="true" style:default-outline-level="7" style:class="text">
      <loext:graphic-properties draw:fill="none" draw:fill-color="#cfe7f5"/>
      <style:paragraph-properties fo:text-align="justify" style:justify-single-word="false" fo:background-color="transparent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auto-update="true" style:default-outline-level="8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auto-update="true" style:default-outline-level="9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auto-update="true" style:default-outline-level="10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Text_20_body" style:auto-update="true" style:class="html" style:master-page-name="">
      <style:paragraph-properties fo:margin-top="0in" fo:margin-bottom="0in" style:contextual-spacing="false" style:page-number="auto" fo:padding="0.0193in" fo:border="0.06pt solid #000000" style:shadow="none">
        <style:tab-stops/>
      </style:paragraph-properties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margin-left="0.05in" fo:margin-right="0.05in" fo:margin-top="0.05in" fo:margin-bottom="0.05in" style:contextual-spacing="false" fo:line-height="100%" fo:text-align="start" style:justify-single-word="false" fo:text-indent="0in" style:auto-text-indent="false" style:shadow="none" text:number-lines="false" text:line-number="0"/>
      <style:text-properties fo:font-size="9pt" style:font-size-asian="10.5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roid Sans Mono" fo:font-family="'Droid Sans Mono'" style:font-style-name="Normal" style:font-family-generic="modern" style:font-pitch="variable" fo:font-size="10pt" style:font-name-asian="NSimSun" style:font-family-asian="NSimSun" style:font-family-generic-asian="modern" style:font-pitch-asian="fixed" style:font-size-asian="10.5pt"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 style:auto-update="true">
      <style:graphic-properties text:anchor-type="paragraph" svg:x="0in" svg:y="0in" fo:margin-left="0in" fo:margin-right="0in" fo:margin-top="0in" fo:margin-bottom="0in" style:run-through="background" style:wrap="run-through" style:number-wrapped-paragraphs="no-limit" style:vertical-pos="top" style:vertical-rel="paragraph" style:horizontal-pos="center" style:horizontal-rel="paragraph" fo:background-color="transparent" draw:fill="none" draw:fill-color="#cfe7f5" fo:padding="0in" fo:border="none" style:shadow="none" draw:shadow-opacity="100%">
        <style:columns fo:column-count="1" fo:column-gap="0in"/>
      </style:graphic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Droid Sans'" style:font-style-name="Regular" style:font-family-generic="swiss"/>
      </text:list-level-style-bullet>
      <text:list-level-style-bullet text:level="2" text:style-name="Numbering_20_Symbols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Droid Sans'" style:font-style-name="Regular" style:font-family-generic="swiss"/>
      </text:list-level-style-bullet>
      <text:list-level-style-bullet text:level="3" text:style-name="Numbering_20_Symbols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Droid Sans'" style:font-style-name="Regular" style:font-family-generic="swiss"/>
      </text:list-level-style-bullet>
      <text:list-level-style-bullet text:level="4" text:style-name="Numbering_20_Symbols" text:bullet-char="-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Droid Sans'" style:font-style-name="Regular" style:font-family-generic="swiss"/>
      </text:list-level-style-bullet>
      <text:list-level-style-bullet text:level="5" text:style-name="Numbering_20_Symbols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Droid Sans'" style:font-style-name="Regular" style:font-family-generic="swiss"/>
      </text:list-level-style-bullet>
      <text:list-level-style-bullet text:level="6" text:style-name="Numbering_20_Symbols" text:bullet-char="-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'Droid Sans'" style:font-style-name="Regular" style:font-family-generic="swiss"/>
      </text:list-level-style-bullet>
      <text:list-level-style-bullet text:level="7" text:style-name="Numbering_20_Symbols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Droid Sans'" style:font-style-name="Regular" style:font-family-generic="swiss"/>
      </text:list-level-style-bullet>
      <text:list-level-style-bullet text:level="8" text:style-name="Numbering_20_Symbols" text:bullet-char="-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Droid Sans'" style:font-style-name="Regular" style:font-family-generic="swiss"/>
      </text:list-level-style-bullet>
      <text:list-level-style-bullet text:level="9" text:style-name="Numbering_20_Symbols" text:bullet-char="-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Droid Sans'" style:font-style-name="Regular" style:font-family-generic="swiss"/>
      </text:list-level-style-bullet>
      <text:list-level-style-bullet text:level="10" text:style-name="Numbering_20_Symbols" text:bullet-char="-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Droid Sans'" style:font-style-name="Regular" style:font-family-generic="swiss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language="it" fo:country="IT" officeooo:rsid="00300918"/>
    </style:style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Giovanni Canzio</text:span>'<text:span text:style-name="MT1">s</text:span> curriculum vitae – Page <text:page-number text:select-page="current">2</text:page-number><text:s/>of 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1-20T23:19:56.311000000</meta:creation-date>
    <meta:editing-duration>PT1H7M14S</meta:editing-duration>
    <meta:editing-cycles>43</meta:editing-cycles>
    <meta:generator>LibreOffice/7.0.2.2$Linux_X86_64 LibreOffice_project/00$Build-2</meta:generator>
    <dc:title>Normal</dc:title>
    <dc:date>2020-12-01T22:31:59.993659708</dc:date>
    <meta:print-date>2020-01-21T00:23:53.989000000</meta:print-date>
    <meta:document-statistic meta:table-count="1" meta:image-count="2" meta:object-count="0" meta:page-count="3" meta:paragraph-count="99" meta:word-count="500" meta:character-count="3717" meta:non-whitespace-character-count="3286"/>
  </office:meta>
</office:document-meta>
</file>